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yeol Jeon - Résumé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s://github.com/StyleShare/SSBouncyButton" office:name=""><text:span text:style-name="Definition">SSBouncyButton</text:span></text:a></text:p>
      <text:p text:style-name="Definition_20_Definition">iOS7-style bouncy button. Used in <text:a xlink:type="simple" xlink:href="https://stylesha.re" office:name=""><text:span text:style-name="Definition">StyleShare</text:span></text:a> for iOS.</text:p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 (올ㅋ사전)</text:p>
      <text:p text:style-name="Definition_20_Definition">A handy dictionary for OS X. Around 2,000 people are using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yeol Jeon - Résumé</dc:title>
  </office:meta>
</office:document-meta>
</file>